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810108" text:style-name="L1">
        <text:list-item>
          <text:p text:style-name="P1">The text given in the problem is nonsensical, but retains proper grammatical syntax, which indicates the text was generated from some set of word placement statistics. The algorithm could feasibly operate in this fashion:</text:p>
          <text:p text:style-name="P1">1. Parse through some input text, and generate a table indicating all the frequency of words following a particular word; this contains all of the needed statistics. </text:p>
          <text:p text:style-name="P1">2. Next generate a random integer N between 2 and length of the input text; this is the output length.</text:p>
          <text:p text:style-name="P1">3. Pick a random word from the list of all words that appears in the input; this is the first word of the output; the selection should be weighted according to the frequency of a word.</text:p>
          <text:p text:style-name="P1">4. To select the next word, go to the table generated in step 1, find the entry corresponding to the word that was last selected; we will call this word the current word. <text:s/>Pick a random word that follows the current word; this selection should be weighted according to the frequency at which a word follows the current word. Concatenate the word to the output.</text:p>
          <text:p text:style-name="P1">5. Repeat steps 4 until N words. <text:s/>Restart from step 2 if N words cannot be selected.</text:p>
          <text:p text:style-name="P1">Output generated this way should have similar adjacency statistics, the likelihood that a particular word appears after another particular word. <text:s/>The average adjacency statistics calculated from a sufficiently large number of outputs should be the same as the input. </text:p>
        </text:list-item>
        <text:list-item>
          <text:p text:style-name="P1">Restriction endonuclease recognition sites are targeted by restriction endonucleases, which make a characteristic cut. <text:s/>Restriction enzymes often act as a homodimer with each monomer making one cut. <text:s/>The recognition domain of a restriction enzyme most likely scans for its recognition site in the major groove of the DNA. Foreign DNA to bacteria is often digested by restriction endonucleases, which will prevent the DNA from being transcribed. <text:s/>Assuming that the average recognition site is about 6bp, then I would expect to find 10^7*(4^-6)=244 occurrences of a endonuclease recognition site.</text:p>
          <text:p text:style-name="P1">The Shine Dalgarno sequence is a highly conserved RNA sequence in prokaryotic promoters; this sequence is a sort of signal to the ribosome. <text:s/>The ribosome binds at the Shine Dalgarno sequence before starting translation. <text:s/>The Shine Dalgarno box is recognized at the sequence level by reading the major groove of DNA. <text:s/>Ribosome probably has a protein domain that recognizes the Shine Dalgarno sequence. <text:s/>The average length of the Shine Dalgarno sequence is about 6 bp in length so I would expect to find 10^7*(4^-6)=244 occurrences of the Shine Dalgarno sequence in 1,000,000 base pairs.</text:p>
          <text:p text:style-name="P1">The TATA box is a 6bp element consisting of adenine and thymine that is highly conserved in eukaryotic promoters. <text:s/>The TATA box plays a role in recruiting a RNA polymerase to the site. <text:s/>The TATA box is likely read in the major groove of DNA. <text:s/>I would expect to see TATA box about over 244 times. <text:s/>The TATA box should appear more often than a specific 6bp sequence in 1,000,000 bp because it is a nonspecific sequence composing of A's and T's starting with a T. <text:s/></text:p>
          <text:p text:style-name="P1"/>
          <text:p text:style-name="P1">-terminators (rho dependent, rho independent) 7-20bp (14 avg divide by 2 cause of hairpin); <text:s/>61 times</text:p>
          <text:p text:style-name="P1">-codons 3bp; 15625</text:p>
          <text:p text:style-name="P1">-transcriptional factor binding sites 7bp; 61 times</text:p>
          <text:p text:style-name="P1">-origin of replication 700bp; 0 times</text:p>
        </text:list-item>
        <text:list-item>
          <text:p text:style-name="P1">1. Functional programming in Perl had its origins in implementation of functional programming in Scheme and Lisp. Functional programming is a philosophy of programming that emphasizes the use of functions to evaluate non-transient data. Functional programming is advantageous in that it allows the programmer to reuse modules of code within a perl script.</text:p>
          <text:p text:style-name="P1">sub findNumber of Lines {</text:p>
        </text:list-item>
      </text:list>
      <text:p text:style-name="Standard"><text:tab/>$fileName = $_[0];</text:p>
      <text:p text:style-name="Standard"><text:tab/>open(INPUT, $fileName);</text:p>
      <text:p text:style-name="Standard"><text:soft-page-break/><text:tab/>@lines = &lt;INPUT&gt;;</text:p>
      <text:p text:style-name="Standard"><text:tab/>$numLines = @lines;</text:p>
      <text:p text:style-name="Standard"><text:tab/>return $numLines;</text:p>
      <text:p text:style-name="Standard"><text:tab/>}</text:p>
      <text:list xml:id="list541917847" text:continue-numbering="true" text:style-name="L1">
        <text:list-header>
          <text:p text:style-name="P1">2. Imperative programming is a paradigm that emphasizes the use of commands that change program state. <text:s/>Commands in Perl are executed line by line, and can explicitly change the state of the running program.</text:p>
          <text:p text:style-name="P1"><text:tab/>$fileName = $ARGV[0]</text:p>
          <text:p text:style-name="P1"><text:tab/>open(INPUT, $fileName);</text:p>
          <text:p text:style-name="P1"><text:tab/>@lines = &lt;INPUT&gt;;</text:p>
          <text:p text:style-name="P1"><text:tab/>$numLines = @lines;</text:p>
          <text:p text:style-name="P1"><text:tab/>print “there are $numLines in the file $fileName”;</text:p>
          <text:p text:style-name="P1">3. Unix style programming leverages the concept of piping, using the output of one file as the input of another file. <text:s/>Perl is a successor of Unix, which leveraged the concept of piping.</text:p>
          <text:p text:style-name="P1">$lines = `wc -l test`; </text:p>
          <text:p text:style-name="P1">$lines =~ /(\d)+/;</text:p>
          <text:p text:style-name="P1">print "$&amp; lines were found in the file test\n"; </text:p>
        </text:list-header>
        <text:list-item>
          <text:p text:style-name="P1">four</text:p>
        </text:list-item>
        <text:list-item>
          <text:p text:style-name="P1">1. (a) The mumps genome encodes the following: nucleocapsid protein, phoshoprotein, V protein, membrane protein, fusion protein, small hydrophobic protein, hemagglutinin-neuraminidase, large protein. <text:s/>These proteins have the accession numbers.</text:p>
          <text:p text:style-name="P1">(b) The large protein, which as the locus tag MuVgp7, is most likely to evolve because it has the greatest length amongst the other proteins by an order of magnitude. <text:s/>The length of a gene directly correlates to the likelihood that <text:s/>a mutation can occur in a gene assuming that mutations occur randomly at a constant rate. <text:s/>So, the largest protein will accumulate the most mutations the most quickly.</text:p>
          <text:p text:style-name="P1">(c) <text:s/>The mutation rate could be measured by transfecting a cell with viral DNA, and then growing the cells in a variety conditions. <text:s/>The variety of conditions should show the effect of selection pressures. Each group of transfected cells should be periodically sequenced to reveal sequence changes in the virus; these changes can be correlated with the life cycles of the virus.</text:p>
          <text:p text:style-name="P1">(d) A mobile sequence of DNA moved by recombination has a greater chance of being inserted into a large gene as opposed to a small gene (assuming that the insertion event is non-sequence specific). Recombination events can leave scars, and thereby increase the rate of mutation.</text:p>
          <text:p text:style-name="P1">2. (a) RCSB Protein Databank; 2FYZ is an example accession number</text:p>
          <text:p text:style-name="P1">(b) NCBI Genome database would likely contain the mumps genome, which has the accession number AB040874.</text:p>
          <text:p text:style-name="P1">(c) The NCBI Protein database lists the mumps nucleocapsid protein with an accession number of NP_054707.</text:p>
          <text:p text:style-name="P1">3. (a) An attenuated mumps virus is a good idea because if the virus is sufficiently weakened, a vaccine could be produced. Sequence analysis <text:s/>coupled with phenotype observations could be applied to the sequences of many <text:s/>mumps virus mutants to produce a model that could score the virulence of a mumps virus variant.</text:p>
          <text:p text:style-name="P1">(b) A variant of mumps engineered for gene therapy would not be practical because many people are vaccinated against the mumps virus. The immune system of any vaccinated person would automatically destroy any engineered mumps virus.</text:p>
        </text:list-item>
        <text:list-item>
          <text:p text:style-name="P1">1. Protein kinase C phosphorylates the hydroxyl groups of other proteins. Often times, the phosphorylated protein is also a kinase, which can phosphorylate other kinases in turn. <text:s/>Protein kinase C is sensitive to environmental to the concentration of calcium ions and can start a signal transduction pathway.</text:p>
          <text:p text:style-name="P1"><text:soft-page-break/>2. (a) The accession number of protein kinase C is NP_001128420 XP_391874, which comes from the NCBI database. Simply find the terminal domain of protein kinase C using the accession number and then check to see if the amino acid sequence appears in any given protein sequence.</text:p>
          <text:p text:style-name="P1">(b) PMC1220596 is the PMCID of an article in Pubmed on the identification of PKC phosphorylation sites in angiotensin II. <text:s/>Methods described in the paper can be used to identify PKC phosphorylation sites. </text:p>
          <text:p text:style-name="P1">3. #PKC phosphorylates seronine and threonine; this subroutine scans an amino acid sequence given in one letter code for S and T, which corresponds to seronine and threonine.</text:p>
          <text:p text:style-name="P1">sub findPKCsites {</text:p>
          <text:list>
            <text:list-header>
              <text:p text:style-name="P1">$string = $_[0]; </text:p>
              <text:p text:style-name="P1">$offset = 0; </text:p>
              <text:p text:style-name="P1">uc($string); </text:p>
              <text:p text:style-name="P1">$result = index($string, "S", $offset); </text:p>
            </text:list-header>
          </text:list>
          <text:p text:style-name="P1"><text:s text:c="6"/>while ($result != -1) { </text:p>
          <text:list>
            <text:list-item>
              <text:list>
                <text:list-header>
                  <text:p text:style-name="P1">push(@list,$result);</text:p>
                  <text:p text:style-name="P1">$offset = $result + 1; </text:p>
                </text:list-header>
              </text:list>
            </text:list-item>
          </text:list>
          <text:p text:style-name="P1"><text:s text:c="4"/><text:tab/>$result = index($string, $char, $offset); </text:p>
          <text:list text:continue-numbering="true">
            <text:list-header>
              <text:p text:style-name="P1">} </text:p>
              <text:p text:style-name="P1">$offset = 0;</text:p>
            </text:list-header>
          </text:list>
          <text:p text:style-name="P1">$result = index($string, "T", $offset); </text:p>
          <text:p text:style-name="P1"><text:s text:c="2"/>while ($result != -1) { </text:p>
          <text:list text:continue-numbering="true">
            <text:list-header>
              <text:p text:style-name="P1">push(@list,$result);</text:p>
              <text:p text:style-name="P1">$offset = $result + 1; </text:p>
            </text:list-header>
          </text:list>
          <text:p text:style-name="P1"><text:s text:c="6"/>$result = index($string, $char, $offset); </text:p>
          <text:p text:style-name="P1"><text:s/>} </text:p>
          <text:p text:style-name="P1">@sortedList = sort @list;</text:p>
          <text:p text:style-name="P1">return @sortedList;</text:p>
          <text:p text:style-name="P1">} </text:p>
          <text:p text:style-name="P1"/>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han </meta:initial-creator>
    <meta:creation-date>2011-10-12T17:45:14</meta:creation-date>
    <meta:generator>LibreOffice/3.3$Linux LibreOffice_project/330m19$Build-401</meta:generator>
    <dc:date>2011-10-13T01:26:52</dc:date>
    <dc:creator>Jenhan </dc:creator>
    <meta:editing-duration>PT6H18M20S</meta:editing-duration>
    <meta:editing-cycles>34</meta:editing-cycles>
    <meta:document-statistic meta:table-count="0" meta:image-count="0" meta:object-count="0" meta:page-count="3" meta:paragraph-count="66" meta:word-count="1277" meta:character-count="7872"/>
  </office:meta>
</office:document-meta>
</file>